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KGinisSmall" svg:font-family="CKGinisSmall" style:font-family-generic="swiss" style:font-pitch="variable" svg:panose-1="2 11 6 3 5 3 2 2 2 4"/>
  </office:font-face-decls>
  <office:automatic-styles>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6">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P17" style:parent-style-name="Číslovanýseznam" style:family="paragraph">
      <style:paragraph-properties fo:margin-left="0.3937in" fo:text-indent="-0.3937in">
        <style:tab-stops>
          <style:tab-stop style:type="left" style:position="0in"/>
        </style:tab-stops>
      </style:paragraph-properties>
    </style:style>
    <style:style style:name="P18" style:parent-style-name="Číslovanýseznam" style:family="paragraph">
      <style:paragraph-properties fo:margin-left="0.3937in" fo:text-indent="-0.3937in">
        <style:tab-stops>
          <style:tab-stop style:type="left" style:position="0in"/>
        </style:tab-stops>
      </style:paragraph-properties>
    </style:style>
    <style:style style:name="P19" style:parent-style-name="Číslovanýseznam" style:family="paragraph">
      <style:paragraph-properties fo:margin-left="0.3937in" fo:text-indent="-0.3937in">
        <style:tab-stops>
          <style:tab-stop style:type="left" style:position="0in"/>
        </style:tab-stops>
      </style:paragraph-properties>
    </style:style>
    <style:style style:name="P20" style:parent-style-name="Číslovanýseznam" style:family="paragraph">
      <style:paragraph-properties fo:margin-left="0.3937in" fo:text-indent="-0.3937in">
        <style:tab-stops>
          <style:tab-stop style:type="left" style:position="0in"/>
        </style:tab-stops>
      </style:paragraph-properties>
    </style:style>
    <style:style style:name="P21" style:parent-style-name="Číslovanýseznam" style:family="paragraph">
      <style:paragraph-properties fo:margin-left="0.3937in" fo:text-indent="-0.3937in">
        <style:tab-stops>
          <style:tab-stop style:type="left" style:position="0in"/>
        </style:tab-stops>
      </style:paragraph-properties>
    </style:style>
    <style:style style:name="T22" style:parent-style-name="Standardnípísmoodstavce" style:family="text">
      <style:text-properties fo:language="en" fo:country="US"/>
    </style:style>
    <style:style style:name="T23" style:parent-style-name="Standardnípísmoodstavce" style:family="text">
      <style:text-properties fo:language="en" fo:country="US"/>
    </style:style>
    <style:style style:name="T24" style:parent-style-name="Standardnípísmoodstavce" style:family="text">
      <style:text-properties fo:language="en" fo:country="US"/>
    </style:style>
    <style:style style:name="P25" style:parent-style-name="Číslovanýseznam" style:family="paragraph">
      <style:paragraph-properties fo:margin-left="0.1972in" fo:text-indent="-0.1972in">
        <style:tab-stops>
          <style:tab-stop style:type="left" style:position="0.1965in"/>
        </style:tab-stops>
      </style:paragraph-properties>
    </style:style>
    <style:style style:name="P26" style:parent-style-name="Číslovanýseznam" style:family="paragraph"/>
    <style:style style:name="P27" style:parent-style-name="Číslovanýseznam" style:family="paragraph"/>
    <style:style style:name="P28" style:parent-style-name="Základnítext" style:family="paragraph">
      <style:text-properties fo:background-color="#FFFF00"/>
    </style:style>
    <style:style style:name="P29" style:parent-style-name="Základnítext" style:family="paragraph">
      <style:text-properties fo:background-color="#FFFF00"/>
    </style:style>
    <style:style style:name="P30" style:parent-style-name="Příloha" style:family="paragraph">
      <style:text-properties fo:color="#000000" style:text-underline-type="single" style:text-underline-style="solid" style:text-underline-width="auto" style:text-underline-mode="continuous"/>
    </style:style>
    <style:style style:name="P31" style:parent-style-name="Příloha" style:family="paragraph">
      <style:text-properties fo:color="#000000" style:text-underline-type="single" style:text-underline-style="solid" style:text-underline-width="auto" style:text-underline-mode="continuous"/>
    </style:style>
    <style:style style:name="P32" style:parent-style-name="Příloha" style:family="paragraph">
      <style:text-properties fo:font-weight="normal" style:font-weight-asian="normal" fo:color="#000000"/>
    </style:style>
    <style:style style:name="P33" style:parent-style-name="Příloha" style:family="paragraph">
      <style:text-properties fo:font-weight="normal" style:font-weight-asian="normal" fo:color="#000000"/>
    </style:style>
    <style:style style:name="P34" style:parent-style-name="Příloha" style:family="paragraph">
      <style:text-properties fo:font-weight="normal" style:font-weight-asian="normal" fo:color="#000000"/>
    </style:style>
    <style:style style:name="P35" style:parent-style-name="Příloha" style:family="paragraph">
      <style:text-properties fo:font-weight="normal" style:font-weight-asian="normal" fo:color="#000000"/>
    </style:style>
    <style:style style:name="P36" style:parent-style-name="Příloha" style:family="paragraph">
      <style:text-properties fo:font-weight="normal" style:font-weight-asian="normal" fo:color="#000000"/>
    </style:style>
    <style:style style:name="P37" style:parent-style-name="Příloha" style:family="paragraph">
      <style:text-properties fo:font-weight="normal" style:font-weight-asian="normal" fo:color="#000000"/>
    </style:style>
    <style:style style:name="P38" style:parent-style-name="Příloha" style:family="paragraph">
      <style:text-properties fo:font-weight="normal" style:font-weight-asian="normal" fo:color="#000000"/>
    </style:style>
    <style:style style:name="P39" style:parent-style-name="Základnítext" style:family="paragraph">
      <style:text-properties fo:color="#0000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
            <text:p text:style-name="Normální"/>
            <text:p text:style-name="Normální">Sp. zn.</text:p>
            <text:p text:style-name="Normální">Naše č.<text:s/>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text:bookmark-start text:name="Text14"/><text:bookmark-start text:name="Text2"/><text:s text:c="5"/><text:bookmark-end text:name="Text14"/></text:p>
            <text:p text:style-name="Normální">KVOP-48337/2018<text:bookmark-end text:name="Text2"/></text:p>
            <text:p text:style-name="Normální"><text:bookmark-start text:name="Text6"/>07. 11. 2018<text:bookmark-end text:name="Text6"/></text:p>
            <text:p text:style-name="Normální"/>
            <text:p text:style-name="Normální"/>
            <text:p text:style-name="Normální"/>
            <text:p text:style-name="Normální"/>
            <text:p text:style-name="Normální"/>
          </table:table-cell>
          <table:table-cell table:style-name="TableCell16">
            <text:p text:style-name="Normální">Vážený pan</text:p>
            <text:p text:style-name="Normální">Ing. L. D.</text:p>
            <text:p text:style-name="Normální"/>
            <text:p text:style-name="Normální"/>
            <text:p text:style-name="Normální"/>
            <text:p text:style-name="Normální"/>
          </table:table-cell>
        </table:table-row>
      </table:table>
      <text:h text:style-name="Nadpis1" text:outline-level="1"/>
      <text:h text:style-name="Nadpis1" text:outline-level="1"/>
      <text:h text:style-name="Nadpis1" text:outline-level="1">Sdělení o poskytnutí informace a rozhodnutí o částečném odmítnutí žádosti</text:h>
      <text:p text:style-name="Základnítext"/>
      <text:p text:style-name="Základnítext">Vážený pane inženýre,</text:p>
      <text:p text:style-name="Základnítext">dne 18. 10. 2018 byla do Kanceláře veřejného ochránce práv doručena Vaše žádost podle zákona č. 106/1999 Sb., o svobodném přístupu k informacím, ve znění pozdějších předpisů, kterou jste doplnil dne 21. 10. 2018 a dne 25. 10. 2018, a v níž žádáte:</text:p>
      <text:list text:style-name="LFO10">
        <text:list-item text:start-value="1">
          <text:p text:style-name="P17">o doložení veškeré komunikace mezi Kanceláří veřejného ochránce práv a Krajskou hygienickou stanicí Jihomoravského kraje se sídlem v Brně (dále „KHS“);</text:p>
        </text:list-item>
      </text:list>
      <text:list text:style-name="LFO10" text:continue-numbering="true">
        <text:list-item>
          <text:p text:style-name="P18">o doložení veškeré komunikace mezi Kanceláří veřejného ochránce práv a Ministerstvem zdravotnictví, a mezi Kanceláří veřejného ochránce práv a správcem komunikace;</text:p>
        </text:list-item>
      </text:list>
      <text:list text:style-name="LFO10" text:continue-numbering="true">
        <text:list-item>
          <text:p text:style-name="P19">o sdělení právní úpravy, dle níž zástupce veřejné ochránkyně práv postupoval při hodnocení skutkových zjištění, uvedených ve zprávě o šetření sp. zn.: 5245/2017/VOP/TM, č. j.: KVOP-44965/2018, ze dne 16. 10. 2018 (dále jen „zpráva o šetření“), konkrétně zjištění týkajících se „tzv. staré hlukové zátěže“, a při souvisejícím hodnocení postupu KHS, a dále o poskytnutí písemného znění metodického pokynu, z nějž zástupce veřejné ochránkyně práv vyvodil právní závěr, týkající se „tzv. staré hlukové zátěže“;<text:s/></text:p>
        </text:list-item>
      </text:list>
      <text:list text:style-name="LFO10" text:continue-numbering="true">
        <text:list-item>
          <text:p text:style-name="P20"><text:span text:style-name="ZákladnítextChar">o odpovědi na Vaše dotazy, týkající se právního posouzení „staré hlukové zátěže“ ve zprávě</text:span><text:s/>o šetření;</text:p>
        </text:list-item>
      </text:list>
      <text:list text:style-name="LFO10" text:continue-numbering="true">
        <text:list-item>
          <text:p text:style-name="P21">o vyúčtování, které zpracovatel podkladů pro závěrečnou zprávu (dále jen „zpracovatel“) předal Kanceláři veřejného ochránce práv, tj. o informace, kolik hodin zpracovatel při šetření „strávil, kolik stálo cestování i telefony pro řešení tohoto případu“;</text:p>
        </text:list-item>
      </text:list>
      <text:p text:style-name="Základnítext">Ve smyslu zákona o svobodném přístupu k informacím,<text:s/><text:span text:style-name="Silné">se poskytují níže uvedené informace</text:span>:</text:p>
      <text:p text:style-name="Základnítext">K bodu č. (1)</text:p>
      <text:soft-page-break/>
      <text:p text:style-name="Základnítext">Při šetření podnětu zástupce veřejné ochránkyně práv a jím pověření pracovníci komunikovali s KHS, nikoli s Ministerstvem zdravotnictví či správcem komunikace. <text:s/><text:span text:style-name="Silné">Kancelář veřejného ochránce práv<text:s/></text:span>Vám tímto v příloze<text:s/><text:span text:style-name="Silné">poskytuje všechny písemnosti od KHS,<text:s/></text:span>které zástupce veřejné ochránkyně práv<text:span text:style-name="Silné"><text:s/></text:span>v rámci šetření, vedeného ke sp.zn. 5245/2017/VOP/TM, obdržel.</text:p>
      <text:p text:style-name="Základnítext">K bodu č. (3)</text:p>
      <text:p text:style-name="Základnítext">Jak vyplývá ze zprávy o šetření, zástupce veřejné ochránkyně práv při hodnocení postupu KHS při vydání časově omezeného povolení nadlimitního zdroje hluku v roce 2016<text:span text:style-name="Značkapozn.podčarou"><text:note text:note-class="footnote" text:id="_ftn0"><text:note-citation>1</text:note-citation><text:note-body><text:p text:style-name="Textpozn.podčarou"><text:s/>Rozhodnutí KHS ze dne 11. 4. 2016, čj. KHSJM 15855/2016/BM/HOK, sp. zn. S-KHSJM 56190/2015</text:p></text:note-body></text:note></text:span><text:s/>vycházel z platné právní úpravy, tedy ze zákona č. 258/2000 Sb., o ochraně veřejného zdraví, ve znění pozdějších předpisů, nařízení vlády č. 272/2011 Sb., o ochraně zdraví před nepříznivými účinky hluku a vibrací, ve znění pozdějších předpisů, z Metodického návodu Ministerstva zdravotnictví - hlavního hygienika ČR, pro měření a hodnocení hluku v mimopracovním prostředí<text:span text:style-name="Značkapozn.podčarou"><text:note text:note-class="footnote" text:id="_ftn1"><text:note-citation>2</text:note-citation><text:note-body><text:p text:style-name="Textpozn.podčarou"><text:s/>Metodický návod<text:span text:style-name="T22"><text:s/></text:span>ke sjednocení postupu orgánů ochrany veřejného zdraví, zdravotních ústavů a Státního zdravotního ústavu při měření a hodnocení hluku v mimopracovním prostředí<text:span text:style-name="T23">,<text:s/></text:span>vydaný ve Věstníku ministerstva zdravotnictví, ze dne<text:s/><text:span text:style-name="T24">18.<text:s/></text:span>října 2017</text:p></text:note-body></text:note></text:span>, a z relevantních údajů o hlukové zátěži, uvedených v podkladových materiálech k žádosti o vydání časově omezeného povolení nadlimitního zdroje hluku, především z hlukové studie (viz konkrétně odkaz 52 pod čarou ve zprávě o šetření). Požadovaný<text:s/><text:span text:style-name="Silné">metodický návod</text:span><text:s/>Ministerstva zdravotnictví - hlavního hygienika ČR, pro měření a hodnocení hluku v mimopracovním prostředí,<text:s/><text:span text:style-name="Silné">zasílám v příloze</text:span>.</text:p>
      <text:p text:style-name="Základnítext">Informace k bodům č. (2), (4) a (5)<text:s/><text:span text:style-name="Silné">nelze poskytnout</text:span>, blíže viz rozhodnutí o odmítnutí informací.</text:p>
      <text:p text:style-name="Základnítext"><text:span text:style-name="Silné">Současně</text:span></text:p>
      <text:p text:style-name="Základnítext"><text:span text:style-name="Silné">vydává Kancelář veřejného ochránce práv</text:span><text:s/>jako povinný subjekt dle ustanovení § 2 odst. 1 zákona č. 106/1999 Sb., o svobodném přístupu k informacím, ve znění pozdějších předpisů, a současně jako osoba pověřená v souladu s ustanovením § 25 odst. 2 zákona č. 349/1999 Sb., o veřejném ochránci práv, ve znění pozdějších předpisů, veřejným ochráncem práv k plnění povinností veřejného ochránce práv podle zákona o svobodném přístupu k informacím, v souladu s ustanovením § 15 a ustanovením § 20 odst. 4 písm. a) zákona o svobodném přístupu k informacím, ve spojení s ustanovením § 67 a násl. zákona č. 500/2004 Sb., správní řád, ve znění pozdějších předpisů toto</text:p>
      <text:h text:style-name="Nadpis1" text:outline-level="1">rozhodnutí,</text:h>
      <text:p text:style-name="Základnítext">kterým se<text:s/><text:span text:style-name="Silné">částečně odmítá</text:span><text:s/>žádost pana Ing. L.<text:s/>D., dat. nar.<text:s/>xxx, trvale bytem<text:s/>xxx<text:s/>(dále jen „žadatel“), ze dne 18. 10. 2018, doplněná dne 21. 10. 2018 a ze dne 25. 10. 2018, podle ustanovení § 2 odst. 4 zákona o svobodném přístupu k informacím (dále jen „zákon).<text:s/></text:p>
      <text:soft-page-break/>
      <text:h text:style-name="Nadpis1" text:outline-level="1">Odůvodnění</text:h>
      <text:p text:style-name="Základnítext">Podáním ze dne 18. 10. 2018 a doplněním ze dne 21. 10. 2018 a ze dne 25. 10. 2018 se na Kancelář veřejného ochránce práv obrátil Ing. L.<text:s/>D.,<text:s/>xxx,<text:s/>xxx, s žádostí o informace podle zákona o svobodném přístupu k informacím.</text:p>
      <text:p text:style-name="Základnítext">Požadoval i následující informace:</text:p>
      <text:p text:style-name="P25">(2) doložení veškeré komunikace mezi Kanceláří veřejného ochránce práv a Ministerstvem zdravotnictví, a mezi Kanceláří veřejného ochránce práv a správcem komunikace;</text:p>
      <text:list text:style-name="LFO10">
        <text:list-item text:start-value="4">
          <text:p text:style-name="P26"><text:span text:style-name="ZákladnítextChar">odpovědi na jeho dotazy, týkající se posouzení „staré hlukové zátěže“ ve zprávě</text:span><text:s/>o šetření sp. zn.: 5245/2017/VOP/TM, č. j.: KVOP-44965/2018, ze dne 16. 10. 2018;</text:p>
        </text:list-item>
      </text:list>
      <text:list text:style-name="LFO10" text:continue-numbering="true">
        <text:list-item>
          <text:p text:style-name="P27">vyúčtování, které zpracovatel podkladů pro zprávu o šetření předal Kanceláři veřejného ochránce, tj. informace, kolik hodin zpracovatel při šetření „strávil, kolik stálo cestování i telefony pro řešení tohoto případu“;</text:p>
        </text:list-item>
      </text:list>
      <text:p text:style-name="Základnítext">Informace (2) nelze poskytnout, neboť Kancelář veřejného ochránce práv informace nemá a nemá povinnost je mít. Zástupce veřejného ochránce práv s Ministerstvem zdravotnictví ani se správcem komunikace žádnou korespondenci (ani jinou komunikaci) při šetření tohoto podnětu nevedl. Kopie písemností od správce komunikace obdržel prostřednictvím šetřeného úřadu, tedy od KHS (tyto písemnosti Kancelář veřejného ochránce práv žadateli poskytuje).</text:p>
      <text:p text:style-name="Základnítext">Informaci (4) nelze poskytnout, jde o dotaz na názory a vytváření nových informací ve smyslu § 2 odst. 4 zákona. Žadatel polemizuje se závěry zprávy o šetření jeho podnětu v části posouzení tzv. „staré hlukové zátěže“. Zástupce veřejné ochránkyně práv JUDr. Stanislav Křeček, který šetření ve věci dosud neukončil, v současnosti čeká na doplnění vyjádření úřadu (KHS), které bude podkladem pro jeho závěrečné stanovisko ve věci, ve kterém se vyjádří k námitkám žadatele.</text:p>
      <text:p text:style-name="Základnítext">Informaci (5) nelze poskytnout, neboť Kancelář veřejného ochránce práv informaci nemá a nemá povinnost ji mít. Žadatel žádá o vytvoření nové informace, které je podle ustanovení § 2 odst. 4 zákona z režimu poskytnutí informací dle zákona výslovně vyloučeno<text:span text:style-name="Značkapozn.podčarou"><text:note text:note-class="footnote" text:id="_ftn2"><text:note-citation>3</text:note-citation><text:note-body><text:p text:style-name="Textpozn.podčarou"><text:s/>Povinnost poskytovat informace se netýká dotazů na názory, budoucí rozhodnutí a<text:s/><text:span text:style-name="Silné">vytváření nových informací</text:span>.</text:p></text:note-body></text:note></text:span>.<text:s/></text:p>
      <text:p text:style-name="Základnítext">Kancelář veřejného ochránce práv nedisponuje informacemi o „vyúčtování“ práce a telefonátů pověřeného pracovníka. Příslušný právník je současně pověřen vyřizováním více podnětů. Tato práce kromě studia shromážděných podkladů, jejich skutkové a právní analýzy a rešerší dalších informací za účelem přípravy písemností k vedení šetření spočívá i ve vyřizování služebních telefonátů a emailů v celé řadě dalších šetření, k nimž byl jako zpracovatel přidělen. Pro úplnost Kancelář veřejného ochránce práv uvádí, že předmětné šetření nebylo spojeno s žádnou služební cestou a náklady spojené s cestováním tak Kanceláři veřejného ochránce práv nevznikly.</text:p>
      <text:p text:style-name="Základnítext">Veškeré ostatní požadované informace byly žadateli poskytnuty a doručeny spolu s tímto rozhodnutím.</text:p>
      <text:soft-page-break/>
      <text:h text:style-name="Nadpis1" text:outline-level="1">Poučení</text:h>
      <text:p text:style-name="Základnítext">Proti tomuto rozhodnutí lze v souladu s ustanovením § 16 zákona o svobodném přístupu k informacím a v souladu se Zásadami pro poskytování informací Kanceláří veřejného ochránce práv (viz<text:s/><text:span text:style-name="Hypertextovýodkaz">www.ochrance.cz</text:span>), podat ve lhůtě 15 dnů od jeho doručení odvolání k vedoucímu Kanceláře veřejného ochránce práv prostřednictvím ředitelky právní sekce.</text:p>
      <text:p text:style-name="P28"/>
      <text:p text:style-name="P29"/>
      <text:p text:style-name="podpis">Mgr. Petra Zdražilová v. r.</text:p>
      <text:p text:style-name="podpis">ředitelka právní sekce</text:p>
      <text:p text:style-name="podpis"/>
      <text:p text:style-name="P30"/>
      <text:p text:style-name="P31">Přílohy<text:s/></text:p>
      <text:p text:style-name="P32">Korespondence s KHS:</text:p>
      <text:p text:style-name="P33">1 ÚZ o telefonickém hovoru</text:p>
      <text:p text:style-name="P34">2 výzva KHS</text:p>
      <text:p text:style-name="P35">3 KHS na VOP (doplnění 2017-12-11 vč příloh KVOPP00B9AH8 vystup AK)</text:p>
      <text:p text:style-name="P36">4 ÚZ email na KHS</text:p>
      <text:p text:style-name="P37">5 KHS na VOP (doplnění KHSJM_50283_2018)</text:p>
      <text:p text:style-name="P38">6 Metodický návod pro měření a hodnocení</text:p>
      <text:p text:style-name="P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5%"/>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style>
    <style:style style:name="kubikova" style:display-name="kubikova" style:family="text">
      <style:text-properties style:font-name="Trebuchet MS" fo:color="#808000" fo:font-size="11pt" style:font-size-asian="11pt" style:text-underline-type="none"/>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fo:margin-left="0.3937in" fo:text-indent="-0.3937in">
        <style:tab-stops>
          <style:tab-stop style:type="left" style:position="0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fo:margin-left="0.3937in" fo:text-indent="-0.3937in">
        <style:tab-stops>
          <style:tab-stop style:type="left" style:position="0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1LVL1" style:family="text">
      <style:text-properties style:font-name-complex="Times New Roman"/>
    </style:style>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2LVL1" style:family="text">
      <style:text-properties style:font-name-complex="Times New Roman"/>
    </style:style>
    <style:style style:name="WW_CharLFO3LVL1" style:family="text">
      <style:text-properties style:font-name-complex="Times New Roman"/>
    </style: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4LVL1" style:family="text">
      <style:text-properties style:font-name-complex="Times New Roman"/>
    </style:style>
    <style:style style:name="WW_CharLFO5LVL1" style:family="text">
      <style:text-properties style:font-name-complex="Times New Roman"/>
    </style:style>
    <style:style style:name="WW_CharLFO6LVL1" style:family="text">
      <style:text-properties style:font-name-complex="Times New Roman"/>
    </style:style>
    <style:style style:name="WW_CharLFO7LVL1" style:family="text">
      <style:text-properties style:font-name-complex="Times New Roman"/>
    </style:style>
    <style:style style:name="WW_CharLFO8LVL1" style:family="text">
      <style:text-properties style:font-name-complex="Times New Roman"/>
    </style:style>
    <style:style style:name="WW_CharLFO9LVL1" style:family="text">
      <style:text-properties style:font-name="Wingding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style:style style:name="WW_CharLFO11LVL1" style:family="text">
      <style:text-properties style:font-name="Wingdings"/>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6">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name="Calibri"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header>
        <text:p text:style-name="Záhlaví"/>
      </style:header>
      <style:footer>
        <text:p text:style-name="P8"><text:span text:style-name="T9"><text:page-number text:fixed="false">4</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8YP7J*</text:span>*KVOPX008YP7J*</text:p>
        <text:p text:style-name="P12"><text:span text:style-name="T13">KVOPX008YP7J</text:span>KVOPX008YP7J</text:p>
        <text:p text:style-name="P14"/>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19-01-08T10:44:00Z</meta:creation-date>
    <dc:date>2019-01-08T10:44:00Z</dc:date>
    <meta:print-date>2018-11-07T08:56:00Z</meta:print-date>
    <meta:template xlink:href="KVOP_dopis%20vedoucího" xlink:type="simple"/>
    <meta:editing-cycles>2</meta:editing-cycles>
    <meta:editing-duration>PT0S</meta:editing-duration>
    <meta:user-defined meta:name="ContentTypeId">0x010100D3A71DC738674B4893D02C4CA0E22FAC</meta:user-defined>
    <meta:document-statistic meta:page-count="4" meta:paragraph-count="14" meta:word-count="1086" meta:character-count="7484" meta:row-count="53" meta:non-whitespace-character-count="6412"/>
  </office:meta>
</office:document-meta>
</file>